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15%" fo:text-align="justify" style:justify-single-word="false"/>
    </style:style>
    <style:style style:name="P2" style:family="paragraph" style:parent-style-name="Text_20_body">
      <style:paragraph-properties fo:margin-top="0cm" fo:margin-bottom="0cm" loext:contextual-spacing="false" fo:line-height="115%" fo:text-align="justify" style:justify-single-word="false" style:writing-mode="lr-tb"/>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2aba3"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894e6" style:text-blinking="false" fo:background-color="transparent" style:font-weight-asian="normal" style:font-weight-complex="normal"/>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49e68" style:text-blinking="false" fo:background-color="transparent" style:font-weight-asian="bold" style:font-weight-complex="bold"/>
    </style:style>
    <style:style style:name="P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7a4c" officeooo:paragraph-rsid="00097a4c" style:text-blinking="false" fo:background-color="transparent"/>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7a4c" officeooo:paragraph-rsid="000b7197"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0b7197" style:text-blinking="false" fo:background-color="transparent"/>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c306d" officeooo:paragraph-rsid="000b7197" style:text-blinking="false" fo:background-color="transparent"/>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c306d" officeooo:paragraph-rsid="00149e68" style:text-blinking="false" fo:background-color="transparent"/>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81af2" officeooo:paragraph-rsid="000f452a" style:text-blinking="false" fo:background-color="transparent"/>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49e68" style:text-blinking="false" fo:background-color="transparent"/>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097a4c"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7d3c8" officeooo:paragraph-rsid="0017d3c8" style:text-blinking="false" fo:background-color="transparent" style:font-weight-asian="bold" style:font-weight-complex="bold"/>
    </style:style>
    <style:style style:name="P17" style:family="paragraph" style:parent-style-name="Standard">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894e6" officeooo:paragraph-rsid="001894e6"/>
    </style:style>
    <style:style style:name="P18" style:family="paragraph" style:parent-style-name="Standard">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894e6" style:text-blinking="false" fo:background-color="transparent"/>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09c2fa" style:text-blinking="false" fo:background-color="transparent"/>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7d3c8" officeooo:paragraph-rsid="0017d3c8" style:text-blinking="false" fo:background-color="transparent" style:font-weight-asian="bold" style:font-weight-complex="bold"/>
    </style:style>
    <style:style style:name="P21" style:family="paragraph" style:parent-style-name="Standard">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94e6" style:text-blinking="false" fo:background-color="transparent"/>
    </style:style>
    <style:style style:name="P22"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49e68" style:text-blinking="false" fo:background-color="transparent"/>
    </style:style>
    <style:style style:name="P24"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945fa" style:text-blinking="false" fo:background-color="transparent"/>
    </style:style>
    <style:style style:name="P2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49e68" style:text-blinking="false" fo:background-color="transparent"/>
    </style:style>
    <style:style style:name="P2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5f1c3" style:text-blinking="false" fo:background-color="transparent"/>
    </style:style>
    <style:style style:name="P2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894e6" style:text-blinking="false" fo:background-color="transparent"/>
    </style:style>
    <style:style style:name="P28"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5f1c3" style:text-blinking="false" fo:background-color="transparent"/>
    </style:style>
    <style:style style:name="P2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49e68" style:text-blinking="false" fo:background-color="transparent"/>
    </style:style>
    <style:style style:name="P30"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09c2fa" style:text-blinking="false" fo:background-color="transparent"/>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945fa" style:text-blinking="false" fo:background-color="transparent"/>
    </style:style>
    <style:style style:name="P32"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0b7197" style:text-blinking="false" fo:background-color="transparent"/>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17d3c8" style:text-blinking="false" fo:background-color="transparent"/>
    </style:style>
    <style:style style:name="P34"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5f1c3" style:text-blinking="false" fo:background-color="transparent"/>
    </style:style>
    <style:style style:name="P3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5f1c3" style:text-blinking="false" fo:background-color="transparent"/>
    </style:style>
    <style:style style:name="P3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7d3c8" style:text-blinking="false" fo:background-color="transparent"/>
    </style:style>
    <style:style style:name="P37"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5f1c3" style:text-blinking="false" fo:background-color="transparent"/>
    </style:style>
    <style:style style:name="P38"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7d3c8" style:text-blinking="false" fo:background-color="transparent"/>
    </style:style>
    <style:style style:name="P3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7d3c8" style:text-blinking="false" fo:background-color="transparent"/>
    </style:style>
    <style:style style:name="P4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894e6" style:text-blinking="false" fo:background-color="transparent"/>
    </style:style>
    <style:style style:name="P4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894e6" style:text-blinking="false" fo:background-color="transparent"/>
    </style:style>
    <style:style style:name="P42"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dc93" officeooo:paragraph-rsid="0009dc93" style:text-blinking="false" fo:background-color="transparent"/>
    </style:style>
    <style:style style:name="P43"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dc93" officeooo:paragraph-rsid="000b3161" style:text-blinking="false" fo:background-color="transparent"/>
    </style:style>
    <style:style style:name="P44"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c306d" officeooo:paragraph-rsid="000c306d" style:text-blinking="false" fo:background-color="transparent"/>
    </style:style>
    <style:style style:name="P4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4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097a4c" officeooo:paragraph-rsid="00097a4c" style:text-blinking="false" fo:background-color="transparent" style:font-weight-asian="bold" style:font-weight-complex="bold"/>
    </style:style>
    <style:style style:name="P4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7d3c8" officeooo:paragraph-rsid="0017d3c8" style:text-blinking="false" fo:background-color="transparent" style:font-weight-asian="bold" style:font-weight-complex="bold"/>
    </style:style>
    <style:style style:name="P48"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7d3c8" officeooo:paragraph-rsid="001945fa" style:text-blinking="false" fo:background-color="transparent" style:font-weight-asian="bold" style:font-weight-complex="bold"/>
    </style:style>
    <style:style style:name="P4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style:text-blinking="false" style:font-weight-asian="bold" style:font-weight-complex="bold"/>
    </style:style>
    <style:style style:name="P5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49e68"/>
    </style:style>
    <style:style style:name="P51"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5f1c3"/>
    </style:style>
    <style:style style:name="P52"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0c306d"/>
    </style:style>
    <style:style style:name="P5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0b7197"/>
    </style:style>
    <style:style style:name="P5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49e68"/>
    </style:style>
    <style:style style:name="P5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7d3c8" officeooo:paragraph-rsid="0017d3c8"/>
    </style:style>
    <style:style style:name="P5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5f1c3" officeooo:paragraph-rsid="0015f1c3"/>
    </style:style>
    <style:style style:name="P5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fo:background-color="#ffff00" style:font-weight-asian="bold" style:font-weight-complex="bold"/>
    </style:style>
    <style:style style:name="P5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097a4c" officeooo:paragraph-rsid="000b7197"/>
    </style:style>
    <style:style style:name="P59"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165eb"/>
    </style:style>
    <style:style style:name="P60" style:family="paragraph" style:parent-style-name="Text_20_body" style:list-style-name="L2">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2aba3" style:text-blinking="false" fo:background-color="transparent"/>
    </style:style>
    <style:style style:name="P6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945fa" style:text-blinking="false" fo:background-color="transparent"/>
    </style:style>
    <style:style style:name="P6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945fa" style:text-blinking="false" fo:background-color="transparent" style:font-weight-asian="normal" style:font-weight-complex="normal"/>
    </style:style>
    <style:style style:name="P6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945fa" style:text-blinking="false" fo:background-color="transparent" style:font-weight-asian="bold" style:font-weight-complex="bold"/>
    </style:style>
    <style:style style:name="P6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paragraph-rsid="0012aba3" style:text-blinking="false" fo:background-color="transparent" style:font-weight-asian="bold"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079aea"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c306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97a4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dcd53"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style:text-blinking="false"/>
    </style:style>
    <style:style style:name="T14" style:family="text">
      <style:text-properties fo:font-variant="normal" fo:text-transform="none" fo:color="#000000" style:text-line-through-style="none" style:text-line-through-type="none" style:font-name="Arial" fo:font-size="11pt" fo:font-style="normal" style:text-underline-style="none" officeooo:rsid="0009834c" style:text-blinking="false"/>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6" style:family="text">
      <style:text-properties fo:background-color="transparent" loext:char-shading-value="0"/>
    </style:style>
    <style:style style:name="T17" style:family="text">
      <style:text-properties officeooo:rsid="00097a4c" fo:background-color="transparent" loext:char-shading-value="0"/>
    </style:style>
    <style:style style:name="T18" style:family="text">
      <style:text-properties fo:font-weight="bold" style:font-weight-asian="bold" style:font-weight-complex="bold"/>
    </style:style>
    <style:style style:name="T19" style:family="text">
      <style:text-properties officeooo:rsid="0009834c"/>
    </style:style>
    <style:style style:name="T20" style:family="text">
      <style:text-properties officeooo:rsid="0009dc93"/>
    </style:style>
    <style:style style:name="T21" style:family="text">
      <style:text-properties officeooo:rsid="000c306d"/>
    </style:style>
    <style:style style:name="T22" style:family="text">
      <style:text-properties officeooo:rsid="0010668b"/>
    </style:style>
    <style:style style:name="T23" style:family="text">
      <style:text-properties fo:font-weight="normal" officeooo:rsid="0009c2fa"/>
    </style:style>
    <style:style style:name="T24" style:family="text">
      <style:text-properties fo:font-weight="normal" officeooo:rsid="00149e6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0e78dd1a-7fff-1a10-ca4d-c84f6ecfddd3"/>Copertina</text:p>
      <text:p text:style-name="P6">Indice</text:p>
      <text:p text:style-name="P6">Scopo del documento</text:p>
      <text:p text:style-name="P2"><text:span text:style-name="T1">Con il presente documento si intende fare una prima analisi, in linguaggio naturale, dei requisiti e di altri aspetti del progetto </text:span><text:span text:style-name="T15">SpottyThings</text:span><text:span text:style-name="T1">. L’obiettivo del documento è quello di definire i seguenti punti:</text:span></text:p>
      <text:list xml:id="list3753708420" text:style-name="L1">
        <text:list-item>
          <text:p text:style-name="P22">Obiettivi del progetto.</text:p>
        </text:list-item>
        <text:list-item>
          <text:p text:style-name="P22">Requisiti funzionali.</text:p>
        </text:list-item>
        <text:list-item>
          <text:p text:style-name="P22">Requisiti non funzionali.</text:p>
        </text:list-item>
        <text:list-item>
          <text:p text:style-name="P22">Requisiti di Front-End.</text:p>
        </text:list-item>
        <text:list-item>
          <text:p text:style-name="P22">Requisiti di Back-End.</text:p>
        </text:list-item>
      </text:list>
      <text:p text:style-name="P1"/>
      <text:p text:style-name="P6">Obiettivi del progetto</text:p>
      <text:p text:style-name="P2"><text:span text:style-name="T1">Il progetto </text:span><text:span text:style-name="T15">SpottyThings </text:span><text:span text:style-name="T1">ha come obiettivo la realizzazione di un’applicazione Web compatibile con più dispositivi che permetta ai vari utenti di scambiare, affittare o comprare vari oggetti caricati sul sito da altri utenti. Il sistema si pone come punto di contatto tra i vari utenti per facilitare la compravendita e </text:span><text:span text:style-name="T6">permettere</text:span><text:span text:style-name="T1"> così la creazione di una fonte di guadagno </text:span><text:span text:style-name="T6">da</text:span><text:span text:style-name="T1">gli oggetti che non si utilizzano più</text:span><text:span text:style-name="T9">.</text:span></text:p>
      <text:p text:style-name="P3"/>
      <text:p text:style-name="P2">Nello specifico il sistema:</text:p>
      <text:list xml:id="list733705110" text:style-name="L2">
        <text:list-item>
          <text:p text:style-name="P59"><text:span text:style-name="T6">dovrà consentire di registrarsi per poter creare un proprio profilo con cui navigare sul sito, interagire con gli altri utenti autenticati </text:span><text:span text:style-name="T8">creando una community discutendo sui prodotti e sugli oggetti del sito </text:span><text:span text:style-name="T6">e avere sempre sotto controllo le attività intraprese sul sito Web (vendite, acquisti, …);</text:span></text:p>
        </text:list-item>
        <text:list-item>
          <text:p text:style-name="P59"><text:span text:style-name="T6">dovrà consentire di visualizzare i prodotti disponibili filtrandoli in base alle proprie necessità e ai propri requisiti, </text:span><text:span text:style-name="T7">salvando</text:span><text:span text:style-name="T6"> quelli di maggior interesse;</text:span></text:p>
        </text:list-item>
        <text:list-item>
          <text:p text:style-name="P59"><text:span text:style-name="T6">dovrà permettere ai diversi utenti di interagire tra di loro, </text:span><text:span text:style-name="T7">con lo scopo di ottenere</text:span><text:span text:style-name="T6"> informazioni sugli articoli di cui si è interessati </text:span><text:span text:style-name="T7">oltre che accordarsi per esempio sul metodo di pagamento e/o spedizione;</text:span></text:p>
        </text:list-item>
        <text:list-item>
          <text:p text:style-name="P60">dovrà permettere di postare annunci sui prodotti che si vogliono offrire in una o più delle diverse modalità permesse (scambio di oggetti, affitto di oggetti e vendita di oggetti);</text:p>
        </text:list-item>
        <text:list-item>
          <text:p text:style-name="P60">dovrà consentire l’espressione di recensioni pubbliche e feedback sull’esperienza di acquisto/vendita e sull’affidabilità dei venditori;</text:p>
        </text:list-item>
        <text:list-item>
          <text:p text:style-name="P60">dovrà garantire al meglio che le transazioni avvengano correttamente tutelando sia il venditore che il compratore, evitando ad esempio, nel caso di pagamento online, che si spedisca il prodotto prima di ricevere il pagamento.</text:p>
        </text:list-item>
      </text:list>
      <text:p text:style-name="P4"/>
      <text:p text:style-name="P7">Requisiti funzionali</text:p>
      <text:p text:style-name="P5">Nel seguente paragrafo vengono riportato i requisiti funzionali del sistema, ovvero ciò che il sistema deve fare per soddisfare gli obiettivi sopra descritti, divisi in base al preciso obiettivo che soddisfano.</text:p>
      <text:p text:style-name="P7"/>
      <text:p text:style-name="P14">Il sistema deve:</text:p>
      <text:list xml:id="list1924480746" text:style-name="L3">
        <text:list-item>
          <text:p text:style-name="P23">Relativamente all’obiettivo 1:</text:p>
        </text:list-item>
      </text:list>
      <text:list xml:id="list2839608029" text:style-name="L4">
        <text:list-item>
          <text:list>
            <text:list-item>
              <text:p text:style-name="P50"><text:span text:style-name="T10">permettere ad un utente anonimo di registrarsi al sito, compilando un opportuno form in cui deve inserire: </text:span><text:span text:style-name="T8">dati anagrafici, tra cui nome, cognome, data di nascita, indirizzo di residenza, </text:span><text:span text:style-name="T10">un username univoco e creare una password;</text:span></text:p>
            </text:list-item>
            <text:list-item>
              <text:p text:style-name="P50"><text:soft-page-break/><text:span text:style-name="T10">mettere a disposizione un meccanismo di certificazione per verificare l’identità dell’utente, durante la registrazione </text:span><text:span text:style-name="T8">(può essere, nel caso l’utente ne sia provvisto, il meccanismo SPID, oppure un sistema di controllo del documento di identità);</text:span></text:p>
            </text:list-item>
            <text:list-item>
              <text:p text:style-name="P29">permettere di recuperare la password in caso venga dimenticata;</text:p>
            </text:list-item>
            <text:list-item>
              <text:p text:style-name="P29">permettere ad un utente già registrato di accedere sito mediante il proprio username e la propria password;</text:p>
            </text:list-item>
            <text:list-item>
              <text:p text:style-name="P50"><text:span text:style-name="T11">permettere di visualizzare e modificare il proprio profilo personale, </text:span><text:span text:style-name="T8">aggiungendo una breve descrizione personale e informazioni sugli oggetti che si intendono postare;</text:span></text:p>
            </text:list-item>
            <text:list-item>
              <text:p text:style-name="P25">permette di verificare lo stato degli oggetti postati (se sono attualmente in vendita, in affitto o in scambio);</text:p>
            </text:list-item>
            <text:list-item>
              <text:p text:style-name="P54"><text:span text:style-name="T1">p</text:span><text:span text:style-name="T11">ermette</text:span><text:span text:style-name="T1">re </text:span><text:span text:style-name="T11">di visualizzare lo storico di tutti i prodotti acquistati;</text:span></text:p>
            </text:list-item>
            <text:list-item>
              <text:p text:style-name="P50"><text:span text:style-name="T11">p</text:span><text:span text:style-name="T8">ermettere di visualizzare i gruppi di cui fa parte e accederci per comunicare con gli altri utenti tramite la chat;</text:span></text:p>
            </text:list-item>
            <text:list-item>
              <text:p text:style-name="P25">consentire agli utenti di creare un gruppo di discussione invitando diverse persone;</text:p>
            </text:list-item>
          </text:list>
        </text:list-item>
      </text:list>
      <text:list xml:id="list2973205176" text:style-name="L5">
        <text:list-item>
          <text:p text:style-name="P51"><text:span text:style-name="T11">R</text:span><text:span text:style-name="T8">elativamente all’obiettivo 2:</text:span></text:p>
        </text:list-item>
      </text:list>
      <text:list xml:id="list95446727102694" text:continue-list="list2839608029" text:style-name="L4">
        <text:list-item>
          <text:list>
            <text:list-item>
              <text:p text:style-name="P26">permettere di visualizzare i prodotti disponibili sul sito sia sotto forma di una lista, in cui compaiono gli oggetti fitlrati dall’utente mediante diversi parametri (luogo geografico del venditore, tipo di oggetto, modalità della transazione) sia tramite barra di ricerca (permettendo di cercare un venditore specifico o uno specifico annuncio);</text:p>
            </text:list-item>
            <text:list-item>
              <text:p text:style-name="P27">fornire per ogni prodotto una scheda personale con la sua descrizione, la tipologia di transazione, se il prodotto è disponibile e in che giorni lo è, nel caso di un affitto;</text:p>
            </text:list-item>
            <text:list-item>
              <text:p text:style-name="P26">permettere, tramite una visione dinamica con un calendario, di verificare per i prodotti in affitto le disponibilità temporali di tali prodotti;</text:p>
            </text:list-item>
            <text:list-item>
              <text:p text:style-name="P26">permettere di selezionare i prodotti di maggior interesse per ottenere maggiori informazioni e una descrizione del prodotto più precisa;</text:p>
            </text:list-item>
            <text:list-item>
              <text:p text:style-name="P26">permettere di comporre una wish list con le cose che intende comprare in futuro e di maggior interesse;</text:p>
            </text:list-item>
            <text:list-item>
              <text:p text:style-name="P55"><text:span text:style-name="T8">p</text:span><text:span text:style-name="T1">ermettere di visualizzare un “ranking” dei venditori, creato in base alle valutazioni numeriche effettuate dagli acquirenti dopo l’acquisto (vedi</text:span><text:span text:style-name="T12"> RF 18)</text:span><text:span text:style-name="T1">;</text:span></text:p>
            </text:list-item>
          </text:list>
        </text:list-item>
      </text:list>
      <text:list xml:id="list3587466010" text:style-name="L6">
        <text:list-item>
          <text:p text:style-name="P28">Relativamente all’obiettivo 3:</text:p>
        </text:list-item>
      </text:list>
      <text:list xml:id="list95446078046684" text:continue-list="list95446727102694" text:style-name="L4">
        <text:list-item>
          <text:list>
            <text:list-item>
              <text:p text:style-name="P26">consentire, dopo avere selezionato un prodotto, di interagire direttamente tramite una chat privata sul sito con il venditore per chiedere informazioni aggiuntive e chiarire alcuni aspetti relativi alla spedizione (a carico del venditore per posta oppure di persona) e al pagamento (tramite transazione PayPal oppure alla consegna);</text:p>
            </text:list-item>
          </text:list>
        </text:list-item>
      </text:list>
      <text:list xml:id="list756861351" text:style-name="L7">
        <text:list-item>
          <text:p text:style-name="P34">Relativamente all’obiettivo 4:</text:p>
        </text:list-item>
      </text:list>
      <text:list xml:id="list95447013524650" text:continue-list="list95446078046684" text:style-name="L4">
        <text:list-item>
          <text:list>
            <text:list-item>
              <text:p text:style-name="P35">consentire agli utenti registrati sul sito di postare annunci per i vari oggetti: dovranno essere specificate informazioni generali sui prodotti, oltre che una breve descrizione di massimo 250 caratteri, il prezzo del prodotto e la metodologia di transazione (vendita, affitto, in questo caso si specifica anche il periodo in cui il prodotto è disponibile, e scambio con altri prodotti, nel caso in cui si voglia proporre uno scambio con un oggetto di altri utenti); potranno essere aggiunti dei tag per rendere i prodotti più raggiungibili agli altri utenti;</text:p>
            </text:list-item>
          </text:list>
        </text:list-item>
      </text:list>
      <text:list xml:id="list1268456902" text:style-name="L8">
        <text:list-item>
          <text:p text:style-name="P37">Relativamente all’obiettivo 5:</text:p>
        </text:list-item>
      </text:list>
      <text:list xml:id="list95446419654766" text:continue-list="list95447013524650" text:style-name="L4">
        <text:list-item>
          <text:list>
            <text:list-item>
              <text:p text:style-name="P56"><text:bookmark-start text:name="RF 17"/><text:span text:style-name="T1">permettere</text:span><text:bookmark-end text:name="RF 17"/><text:span text:style-name="T1"> agli utenti, </text:span><text:span text:style-name="T12">al termine di una transazione,</text:span><text:span text:style-name="T1"> di fornire un feedback testuale e una valutazione numerica sull’affidabilità di un venditore;</text:span></text:p>
            </text:list-item>
            <text:list-item>
              <text:p text:style-name="P36">permettere di visualizzare i commenti e le valutazioni degli altri utenti sul proprio profilo;</text:p>
            </text:list-item>
          </text:list>
        </text:list-item>
      </text:list>
      <text:list xml:id="list2658317226" text:style-name="L9">
        <text:list-item>
          <text:p text:style-name="P38">Relativamente all’obiettivo 6:</text:p>
        </text:list-item>
      </text:list>
      <text:list xml:id="list95445643286950" text:continue-list="list95446419654766" text:style-name="L4">
        <text:list-item>
          <text:list>
            <text:list-item>
              <text:p text:style-name="P39">permettere di tutelare il venditore nel caso venga effettuato un pagamento online: il sito inizialmente tratterrà la quota pagata e notificherà il venditore dell’avvenuto pagamento;</text:p>
            </text:list-item>
            <text:list-item>
              <text:p text:style-name="P39"><text:soft-page-break/>permettere di tutelare l’acquirente nel caso di spedizione del prodotto: solo quando l’acquirente segnala l’arrivo del prodotto, il sito caricherà i soldi sul conto del venditore;</text:p>
            </text:list-item>
            <text:list-item>
              <text:p text:style-name="P55"><text:span text:style-name="T1">notificare </text:span><text:span text:style-name="T12">tramite mail</text:span><text:span text:style-name="T1"> il venditore del corretto pagamento effettuato, </text:span><text:span text:style-name="T12">invitandolo a procedere con la consegna;</text:span></text:p>
            </text:list-item>
            <text:list-item>
              <text:p text:style-name="P40">consentire di segnalare all’acquirente il corretto ricevimento del prodotto;</text:p>
            </text:list-item>
            <text:list-item>
              <text:p text:style-name="P39">permettere all’utente di aprire una segnalazione nel caso in cui il prodotto ricevuto non corrisponda a quello postato sul sito oppure risulti in condizioni diverse da come era stato promesso;</text:p>
            </text:list-item>
            <text:list-item>
              <text:p text:style-name="P40">bloccare il profilo di un utente nel caso in cui non vengano rispettati i termini d’uso del servizio.</text:p>
            </text:list-item>
          </text:list>
        </text:list-item>
      </text:list>
      <text:p text:style-name="P41"/>
      <text:p text:style-name="P21"/>
      <text:p text:style-name="P41"/>
      <text:p text:style-name="P33"/>
      <text:p text:style-name="P33"/>
      <text:p text:style-name="P12"/>
      <text:p text:style-name="P20">Specificare meglio i requisiti→ fare una “specializzazione”.</text:p>
      <text:p text:style-name="P16">Community: in o out?</text:p>
      <text:p text:style-name="P16">Garante: in o out?</text:p>
      <text:p text:style-name="P16">Scambio: in o out?</text:p>
      <text:p text:style-name="P16"/>
      <text:p text:style-name="P61"/>
      <text:p text:style-name="P63">Requisiti funzionali</text:p>
      <text:p text:style-name="P62">Nel seguente paragrafo vengono riportato i requisiti funzionali del sistema, ovvero ciò che il sistema deve fare per soddisfare gli obiettivi sopra descritti, divisi in base al preciso obiettivo che soddisfano.</text:p>
      <text:p text:style-name="P63"/>
      <text:p text:style-name="P31">Il sistema deve:</text:p>
      <text:list xml:id="list95446721321912" text:continue-list="list1924480746" text:style-name="L3">
        <text:list-item>
          <text:p text:style-name="P24">Relativamente all’obiettivo 1:</text:p>
        </text:list-item>
      </text:list>
      <text:list xml:id="list3582763514" text:style-name="L12">
        <text:list-item>
          <text:list>
            <text:list-item>
              <text:p text:style-name="P48"><text:span text:style-name="T23">permettere ad un utente anonimo di registrarsi al sito, compilando un opportuno form in cui deve inserire: </text:span><text:span text:style-name="T24">dati anagrafici, tra cui nome, cognome, data di nascita, indirizzo di residenza, </text:span><text:span text:style-name="T23">un username univoco e creare una password;</text:span></text:p>
            </text:list-item>
          </text:list>
        </text:list-item>
      </text:list>
      <text:list xml:id="list1428236009" text:style-name="L10">
        <text:list-item>
          <text:p text:style-name="P64">registrarsi e confermare la propria identità per poter procedere con una transazione: solo gli utenti autenticati potranno sfruttare appieno le potenzialità del sito, ovvero lo scambio, l’affitto e l’acquisto/vendita degli oggetti, oltre che la personalizzazione del proprio profilo;</text:p>
        </text:list-item>
        <text:list-item>
          <text:p text:style-name="P45">a tutti gli utenti di visualizzare i prodotti disponibili, sotto forma di una lista, in base a diversi filtri imposti dall’utente stesso e, dopo la registrazione, di poterli selezionare per ottenere maggiori informazioni, contattare il venditore e comporre una wish list sulle cose che vuole comprare in futuro;</text:p>
        </text:list-item>
        <text:list-item>
          <text:p text:style-name="P49"><text:span text:style-name="T16">ai soli utenti registrati di postare annunci sui prodotti che si vogliono offrire in una o più delle diverse modalità permesse (scambio di oggetti, affitto di oggetti e vendita di oggetti) aggiungendo diverse informazioni e tag per rendere il prodotto più facilmente raggiungibile (e appetibile) per gli altri utenti. </text:span><text:span text:style-name="T17">(</text:span><text:span text:style-name="T16">La figura fig 1 mostra un possibile esempio di form da compilare con le varie informazioni sul prodotto</text:span><text:span text:style-name="T17">;);;</text:span></text:p>
        </text:list-item>
        <text:list-item>
          <text:p text:style-name="P45">permettere l’interazione tra un venditore e un compratore tramite una chat privata;</text:p>
        </text:list-item>
        <text:list-item>
          <text:p text:style-name="P46">agli utenti registrate di avere un profilo personale in cui sono presenti alcune informazioni personali, oltre che permettere di vedere lo stato dei prodotti postati <text:span text:style-name="T19">e</text:span> lo storico degli acquisti;</text:p>
        </text:list-item>
        <text:list-item>
          <text:p text:style-name="P57"><text:span text:style-name="T13">fornire feedback sull’affidabilità dei venditori dando un commento testuale all’operazione effettuata e una valutazione numerica, in modo da creare una sorta di “ranking” dei venditori; </text:span><text:span text:style-name="T14">DA VEDERE DOVE METTERE</text:span></text:p>
        </text:list-item>
        <text:list-item>
          <text:p text:style-name="P58"><text:span text:style-name="T2">g</text:span><text:span text:style-name="T1">arantire che la transazione avvenga correttamente, evitando per esempio che venga ricevuto il prodotto prima del pagamento o viceversa, facendo da garante per entrambe le parti coinvolte.</text:span></text:p>
        </text:list-item>
      </text:list>
      <text:p text:style-name="P9"/>
      <text:p text:style-name="P8"/>
      <text:p text:style-name="P8"/>
      <text:p text:style-name="P15"/>
      <text:p text:style-name="P17"><text:span text:style-name="T1">Accetto i </text:span><text:a xlink:type="simple" xlink:href="http://info.subito.it/policies/condizioni-generali.htm" office:target-frame-name="_blank" xlink:show="new" text:style-name="Internet_20_link" text:visited-style-name="Visited_20_Internet_20_Link">termini d'uso del servizio</text:a><text:span text:style-name="T1"> e dichiaro di aver letto l'</text:span><text:a xlink:type="simple" xlink:href="http://info.subito.it/policies/privacy.htm" office:target-frame-name="_blank" xlink:show="new" text:style-name="Internet_20_link" text:visited-style-name="Visited_20_Internet_20_Link">informativa sul trattamento dei miei dati personali</text:a><text:span text:style-name="T1"> ai sensi del GDPR.</text:span></text:p>
      <text:p text:style-name="P18"/>
      <text:p text:style-name="P19">Il sistema deve:</text:p>
      <text:list xml:id="list1204438959" text:style-name="L11">
        <text:list-item>
          <text:p text:style-name="P30">permettere ad un utente anonimo di registrarsi al sito, compilando un opportuno form in cui deve inserire: nome, cognome, indirizzo di residenza, anno di nascita e altre informazioni anagrafiche; oltre che definire un username univoco e creare una password;</text:p>
        </text:list-item>
        <text:list-item>
          <text:p text:style-name="P30">mettere a disposizione un meccanismo di certificazione per verificare l’identità dell’utente, durante la registrazione;</text:p>
        </text:list-item>
        <text:list-item>
          <text:p text:style-name="P30">permettere di recuperare la password in caso venga dimenticata;</text:p>
        </text:list-item>
        <text:list-item>
          <text:p text:style-name="P30">permettere ad un utente già registrato di accedere sito mediante il proprio username e la propria password;</text:p>
        </text:list-item>
        <text:list-item>
          <text:p text:style-name="P32">permettere di visualizzare e modificare il proprio profilo personale:</text:p>
          <text:list>
            <text:list-item>
              <text:p text:style-name="P32">permette di verificare lo stato degli oggetti postati: in vendita, in affitto o in scambio;</text:p>
            </text:list-item>
            <text:list-item>
              <text:p text:style-name="P32">permette di visualizzare lo storico di tutti i prodotti acquistati;</text:p>
            </text:list-item>
            <text:list-item>
              <text:p text:style-name="P32">permette di visualizzare i commenti e le valutazioni degli altri utenti;</text:p>
            </text:list-item>
          </text:list>
        </text:list-item>
        <text:list-item>
          <text:p text:style-name="P30">permettere di visualizzare il sito e quindi i prodotti disponibili con le relative informazioni;</text:p>
        </text:list-item>
        <text:list-item>
          <text:p text:style-name="P32">fornire per ogni prodotto una scheda personale con la sua descrizione, la tipologia di transazione, se il prodotto è disponibile e in che giorni lo è, nel caso di un affitto;</text:p>
        </text:list-item>
        <text:list-item>
          <text:p text:style-name="P30">permettere di effettuare una ricerca dei documenti sulla base di diversi filtri;</text:p>
        </text:list-item>
        <text:list-item>
          <text:p text:style-name="P30">permettere <text:span text:style-name="T20">all’utente registrato </text:span>di s<text:span text:style-name="T20">alvare i prodotti di suo interesse in una lista specifica;</text:span></text:p>
        </text:list-item>
        <text:list-item>
          <text:p text:style-name="P42">permettere di visualizzare la lista coi prodotti salvati; (!)</text:p>
        </text:list-item>
        <text:list-item>
          <text:p text:style-name="P43">permettere all’utente di contattare l’inserzionista tramite una chat privata per trattare sul prezzo, per chiedere maggiori informazioni o per mettersi in contatto per l’acquisto, il prestito o lo scambio del prodotto con altri oggetti; </text:p>
        </text:list-item>
        <text:list-item>
          <text:p text:style-name="P32">permettere di fornire un feedback e un commento al termine della transazione da parte di entrambe le parti;</text:p>
        </text:list-item>
        <text:list-item>
          <text:p text:style-name="P32">fornire un controllo dell’avvenuto pagamento prima della consegna del prodotto, <text:span text:style-name="T21">tramite conferma del venditore del ricevimento dei soldi sul proprio conto;</text:span></text:p>
        </text:list-item>
        <text:list-item>
          <text:p text:style-name="P44">informare, mediante notifica sull’account o tramite mail, l’acquirente dell’avvenuto pagamento;</text:p>
        </text:list-item>
        <text:list-item>
          <text:p text:style-name="P44">invitare, tramite mail, il venditore alla consegna del prodotto, che verrà confermata dall’acquirente mediante il commento finale e il feedback sulla transazione;</text:p>
        </text:list-item>
        <text:list-item>
          <text:p text:style-name="P44">permettere all’utente di aprire una segnalazione nel caso in cui il prodotto non sia stato consegnato;</text:p>
        </text:list-item>
        <text:list-item>
          <text:p text:style-name="P52"><text:span text:style-name="T3">… </text:span><text:span text:style-name="T5">altre cose sulle garanzie</text:span></text:p>
        </text:list-item>
      </text:list>
      <text:p text:style-name="P11"/>
      <text:p text:style-name="P10"/>
      <text:list xml:id="list95446981503560" text:continue-list="list1428236009" text:style-name="L10">
        <text:list-item>
          <text:p text:style-name="P53"><text:span text:style-name="T2">g</text:span><text:span text:style-name="T4">arantire che la transazione avvenga correttamente, evitando per esempio che venga ricevuto il </text:span><text:span text:style-name="T3">pagamento</text:span><text:span text:style-name="T4"> prima del</text:span><text:span text:style-name="T3">la spedizione del prodotto</text:span><text:span text:style-name="T4"> o viceversa, facendo da garante per entrambe le parti coinvolte.</text:span></text:p>
        </text:list-item>
      </text:list>
      <text:p text:style-name="P9"/>
      <text:p text:style-name="P13">Il sistema durante la transazione deve bloccare i fondi, avvisare l’inserzionista che sono disponibili e rilasciarli al termine della transazione dal momento che riceve conferma dell’acquirente/affittuario, nel caso di “problemi” il sistema apre un caso e diventa intermediario per risolvere le incongruenze.</text:p>
      <text:p text:style-name="P13"/>
      <text:p text:style-name="P13"/>
      <text:p text:style-name="P13"/>
      <text:p text:style-name="P13"/>
      <text:p text:style-name="P13"/>
      <text:p text:style-name="P13"/>
      <text:p text:style-name="P13"/>
      <text:p text:style-name="P13"><text:soft-page-break/><text:span text:style-name="T18">tutela venditore</text:span>:</text:p>
      <text:p text:style-name="P13"><text:span text:style-name="T22">1) </text:span>acquirente invia i soldi - arrivo dei soldi sul conto del venditore - venditore ha l'ok per mandare il prodotto</text:p>
      <text:p text:style-name="P13"/>
      <text:p text:style-name="P13">* se acquirente segnala che il prodotto non è arrivato quando in realtà è arrivato?</text:p>
      <text:p text:style-name="P13">nel caso di spedizioni via posta, le spedizione (sempre affidate al venditore) sono tracciate <text:span text:style-name="T22">(questo ovviamente viene fatto sempre), </text:span>l'acquirente firma quando arriva il pacco e ciuccia</text:p>
      <text:p text:style-name="P13"/>
      <text:p text:style-name="P13"><text:span text:style-name="T18">tutela acquirente</text:span>:</text:p>
      <text:p text:style-name="P13">acquirente invia i soldi -</text:p>
      <text:p text:style-name="P13"/>
      <text:p text:style-name="P13">** se venditore non invia il prodotto?</text:p>
      <text:p text:style-name="P13">il venditore scappa con i soldi, l'aquirente presenta una segnalazione (se falsa vedere il punto *), contattiamo noi il profilo, in caso di mancata risposta denuncia alle autorità competenti (si vede che prodotto non è stato mandato <text:span text:style-name="T22">dal fatto che non è avvenuta una spedizione</text:span> ecc.) grazie ai documenti caricati</text:p>
      <text:p text:style-name="P13"/>
      <text:p text:style-name="P13">se invece lo scambio non è fatto via spedizione, ma di persona? pagamento in contanti alla consegna.</text:p>
      <text:p text:style-name="P13"/>
      <text:p text:style-name="P13">*** se venditore non invia il prodotto corretto?</text:p>
      <text:p text:style-name="P13">segnalazione a noi, notifica e foto del prodotto mandato, denuncia del vendito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7T19:51:45.074329482</meta:creation-date>
    <dc:date>2022-09-30T09:54:45.098076916</dc:date>
    <meta:editing-duration>PT59M29S</meta:editing-duration>
    <meta:editing-cycles>12</meta:editing-cycles>
    <meta:generator>LibreOffice/6.4.7.2$Linux_X86_64 LibreOffice_project/40$Build-2</meta:generator>
    <meta:document-statistic meta:table-count="0" meta:image-count="0" meta:object-count="0" meta:page-count="7" meta:paragraph-count="103" meta:word-count="1997" meta:character-count="13065" meta:non-whitespace-character-count="11242"/>
  </office:meta>
</office:document-meta>
</file>